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fo:font-size="10pt" style:font-size-asian="10pt" style:font-size-complex="10pt"/>
    </style:style>
    <style:style style:name="P2" style:family="paragraph" style:parent-style-name="Heading_20_1">
      <style:text-properties fo:font-size="10pt" officeooo:rsid="00129f1a" officeooo:paragraph-rsid="00129f1a" style:font-size-asian="10pt" style:font-size-complex="10pt"/>
    </style:style>
    <style:style style:name="P3" style:family="paragraph" style:parent-style-name="Heading_20_1">
      <style:text-properties fo:font-size="10pt" fo:language="es" fo:country="ES" style:font-size-asian="10pt" style:font-size-complex="10pt"/>
    </style:style>
    <style:style style:name="P4" style:family="paragraph" style:parent-style-name="Heading_20_4">
      <style:text-properties fo:font-size="10pt" style:font-size-asian="10pt" style:font-size-complex="10pt"/>
    </style:style>
    <style:style style:name="P5" style:family="paragraph" style:parent-style-name="Standard">
      <style:text-properties fo:font-size="10pt" fo:language="es" fo:country="ES" officeooo:rsid="00111cab" officeooo:paragraph-rsid="00111cab" style:font-size-asian="10pt" style:font-size-complex="10pt"/>
    </style:style>
    <style:style style:name="P6" style:family="paragraph" style:parent-style-name="Text_20_body">
      <style:text-properties fo:font-size="10pt" fo:language="es" fo:country="ES" officeooo:rsid="00127819" officeooo:paragraph-rsid="00127819" style:font-size-asian="10pt" style:font-size-complex="10pt"/>
    </style:style>
    <style:style style:name="P7" style:family="paragraph" style:parent-style-name="Text_20_body">
      <style:text-properties fo:font-size="10pt" fo:language="es" fo:country="ES" officeooo:rsid="00129f1a" officeooo:paragraph-rsid="00129f1a" style:font-size-asian="10pt" style:font-size-complex="10pt"/>
    </style:style>
    <style:style style:name="P8" style:family="paragraph" style:parent-style-name="Text_20_body">
      <style:text-properties fo:font-size="10pt" fo:language="es" fo:country="ES" officeooo:rsid="0016a3aa" officeooo:paragraph-rsid="0016a3aa" style:font-size-asian="10pt" style:font-size-complex="10pt"/>
    </style:style>
    <style:style style:name="P9" style:family="paragraph" style:parent-style-name="Text_20_body">
      <style:text-properties fo:font-size="10pt" fo:language="es" fo:country="ES" officeooo:rsid="0019b2c5" officeooo:paragraph-rsid="0019b2c5" style:font-size-asian="10pt" style:font-size-complex="10pt"/>
    </style:style>
    <style:style style:name="P10" style:family="paragraph" style:parent-style-name="Text_20_body">
      <style:text-properties fo:font-size="10pt" fo:language="es" fo:country="ES" officeooo:rsid="001a378b" officeooo:paragraph-rsid="001a378b" style:font-size-asian="10pt" style:font-size-complex="10pt"/>
    </style:style>
    <style:style style:name="P11" style:family="paragraph" style:parent-style-name="Text_20_body">
      <style:text-properties fo:font-size="10pt" fo:language="es" fo:country="ES" officeooo:rsid="001c4e23" officeooo:paragraph-rsid="001c4e23" style:font-size-asian="10pt" style:font-size-complex="10pt"/>
    </style:style>
    <style:style style:name="P12" style:family="paragraph" style:parent-style-name="Text_20_body">
      <style:text-properties fo:font-size="10pt" fo:language="es" fo:country="ES" officeooo:rsid="001e5b07" officeooo:paragraph-rsid="001e5b07" style:font-size-asian="10pt" style:font-size-complex="10pt"/>
    </style:style>
    <style:style style:name="P13" style:family="paragraph" style:parent-style-name="Text_20_body">
      <style:text-properties fo:font-size="10pt" fo:language="es" fo:country="ES" officeooo:rsid="001ea421" officeooo:paragraph-rsid="001ea421" style:font-size-asian="10pt" style:font-size-complex="10pt"/>
    </style:style>
    <style:style style:name="P14" style:family="paragraph" style:parent-style-name="Text_20_body">
      <style:text-properties fo:font-size="10pt" fo:language="es" fo:country="ES" officeooo:rsid="0024dcab" officeooo:paragraph-rsid="0024dcab" style:font-size-asian="10pt" style:font-size-complex="10pt"/>
    </style:style>
    <style:style style:name="P15" style:family="paragraph" style:parent-style-name="Text_20_body">
      <style:text-properties fo:font-size="10pt" fo:language="es" fo:country="ES" officeooo:rsid="0027b453" officeooo:paragraph-rsid="0027b453" style:font-size-asian="10pt" style:font-size-complex="10pt"/>
    </style:style>
    <style:style style:name="P16" style:family="paragraph" style:parent-style-name="Text_20_body">
      <style:text-properties fo:font-size="10pt" fo:language="es" fo:country="ES" officeooo:rsid="002bef58" officeooo:paragraph-rsid="002bef58" style:font-size-asian="10pt" style:font-size-complex="10pt"/>
    </style:style>
    <style:style style:name="P17" style:family="paragraph" style:parent-style-name="Text_20_body">
      <style:text-properties fo:font-size="10pt" fo:language="es" fo:country="ES" officeooo:rsid="002f84e9" officeooo:paragraph-rsid="002f84e9" style:font-size-asian="10pt" style:font-size-complex="10pt"/>
    </style:style>
    <style:style style:name="P18" style:family="paragraph" style:parent-style-name="Text_20_body">
      <style:text-properties fo:font-size="10pt" fo:language="es" fo:country="ES" officeooo:rsid="003192ed" officeooo:paragraph-rsid="003192ed" style:font-size-asian="10pt" style:font-size-complex="10pt"/>
    </style:style>
    <style:style style:name="P19" style:family="paragraph" style:parent-style-name="Text_20_body">
      <style:text-properties fo:font-size="10pt" fo:language="es" fo:country="ES" fo:font-weight="bold" officeooo:rsid="002fe55b" officeooo:paragraph-rsid="002fe55b" style:font-size-asian="10pt" style:font-weight-asian="bold" style:font-size-complex="10pt" style:font-weight-complex="bold"/>
    </style:style>
    <style:style style:name="P20" style:family="paragraph" style:parent-style-name="Text_20_body">
      <style:text-properties fo:font-size="10pt" fo:language="es" fo:country="ES" fo:font-weight="bold" officeooo:rsid="00314f0a" officeooo:paragraph-rsid="00314f0a" style:font-size-asian="10pt" style:font-weight-asian="bold" style:font-size-complex="10pt" style:font-weight-complex="bold"/>
    </style:style>
    <style:style style:name="P21" style:family="paragraph" style:parent-style-name="Text_20_body">
      <style:text-properties fo:font-size="10pt" style:font-size-asian="10pt" style:font-size-complex="10pt"/>
    </style:style>
    <style:style style:name="P22" style:family="paragraph" style:parent-style-name="Text_20_body">
      <style:text-properties fo:font-size="10pt" officeooo:rsid="00129f1a" officeooo:paragraph-rsid="00129f1a" style:font-size-asian="10pt" style:font-size-complex="10pt"/>
    </style:style>
    <style:style style:name="P23" style:family="paragraph" style:parent-style-name="Text_20_body">
      <style:text-properties fo:font-size="10pt" officeooo:paragraph-rsid="00129f1a" style:font-size-asian="10pt" style:font-size-complex="10pt"/>
    </style:style>
    <style:style style:name="T1" style:family="text">
      <style:text-properties officeooo:rsid="00136da4"/>
    </style:style>
    <style:style style:name="T2" style:family="text">
      <style:text-properties officeooo:rsid="0017c229"/>
    </style:style>
    <style:style style:name="T3" style:family="text">
      <style:text-properties officeooo:rsid="001c4e23"/>
    </style:style>
    <style:style style:name="T4" style:family="text">
      <style:text-properties officeooo:rsid="00201e4b"/>
    </style:style>
    <style:style style:name="T5" style:family="text">
      <style:text-properties officeooo:rsid="002bef5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321a47"/>
    </style:style>
    <style:style style:name="T9" style:family="text">
      <style:text-properties officeooo:rsid="0033c5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Introduction</text:h>
      <text:h text:style-name="P4" text:outline-level="4">Uncle Bob</text:h>
      <text:p text:style-name="P5">Uncle Bob, conocido Ingeniero SW, creador del famoso libro Clean Code <text:span text:style-name="T9">y coautor del Manifiesto Ágil</text:span>. Es un nazi metido en el cuerpo de un desarrollador, pues es muy crítico y lleva sus ideas al extremo.</text:p>
      <text:h text:style-name="P4" text:outline-level="4">Main Goals</text:h>
      <text:p text:style-name="P6">Separación de responsabilidades, que cada capa de SW tenga muy claras sus responsabilidades y no se entremezclen.</text:p>
      <text:p text:style-name="P6">Reducir el acoplamiento. Que el sistema software se monte en capas reemplazables y no haya dependencias entre estas.</text:p>
      <text:h text:style-name="P4" text:outline-level="4">Similar Approaches</text:h>
      <text:p text:style-name="P7">Conglomerado de estas y otras aproximaciones.</text:p>
      <text:h text:style-name="P2" text:outline-level="1">Layers (I)</text:h>
      <text:p text:style-name="P7">Una arquitectura limpia podría constar de las siguientes capas… Explicaré cada una de ellas en más detalle en un par de slides.</text:p>
      <text:h text:style-name="P1" text:outline-level="1">Layers (II)</text:h>
      <text:p text:style-name="P22">…</text:p>
      <text:p text:style-name="P7">Si no entendéis esto ahora no os preocupéis, lo entenderéis en cuanto se expliquen las capas.</text:p>
      <text:h text:style-name="P1" text:outline-level="1">The <text:span text:style-name="T1">D</text:span>ependency Rule</text:h>
      <text:p text:style-name="P21">… </text:p>
      <text:h text:style-name="P1" text:outline-level="1">Layer: Entities</text:h>
      <text:p text:style-name="P23">… </text:p>
      <text:p text:style-name="P8">Si por ejemplo tenemos una empresa con varias aplicaciones, estos objetos de dominio podrían ser compartidos por todas las aplicaciones, pues son los que definen las reglas de negocio. <text:span text:style-name="T2">Luego habría una capa de aplicación por encima que definiría las reglas concretas de cada aplicación.</text:span></text:p>
      <text:p text:style-name="P9">Imaginemos un banco, los objetos de dominio adeudo, transacción, cobro, etc… serían compartidos por todas las aplicaciones (web, móvil, empresa, usuario normal…).</text:p>
      <text:p text:style-name="P10">Estas reglas de negocio no deberían cambiar tanto como las de la aplicación.</text:p>
      <text:h text:style-name="P1" text:outline-level="1">Layer: <text:span text:style-name="T3">Use Cases</text:span></text:h>
      <text:p text:style-name="P21">… </text:p>
      <text:p text:style-name="P11">Se apoyan en las entidades para conseguir implementar los flujos necesarios para cumplir el caso de uso.</text:p>
      <text:h text:style-name="P1" text:outline-level="1">Layer: Interface Adapters</text:h>
      <text:p text:style-name="P21">… </text:p>
      <text:p text:style-name="P12">Implementan los repositorios de acceso a la BBDD</text:p>
      <text:p text:style-name="P12">La implementación completa del MVC iría en esta capa</text:p>
      <text:p text:style-name="P12">Implementan las comunicaciones con servicios externos, como podría ser un servidor de autenticación.</text:p>
      <text:h text:style-name="P1" text:outline-level="1"><text:soft-page-break/>Layer: Framework &amp; Drivers</text:h>
      <text:p text:style-name="P21">… </text:p>
      <text:p text:style-name="P13">Apenas código para conectarse con la capa anterior. <text:span text:style-name="T4">A veces ni eso, porque por ejemplo los conectores a BBDD ya nos vienen dados.</text:span></text:p>
      <text:h text:style-name="P1" text:outline-level="1">Only Four Circles?</text:h>
      <text:p text:style-name="P21">… </text:p>
      <text:p text:style-name="P14">Por ejemplo en Smart tenemos una capa intermedia entre los UseCases y las Entities, a la cual le llamamos Servicios y que consisten en métodos que de otra manera nos obligaría a repetir código en los UseCases → Lanzar excepción si no se encuentra tal cosa por tal id</text:p>
      <text:h text:style-name="P3" text:outline-level="1">Mmm there is a contradiction</text:h>
      <text:p text:style-name="P21">… </text:p>
      <text:p text:style-name="P15">Los casos de uso conocen los distintos métodos que le repositorio les ofrece, y esta interfaz se implementa en la capa superior.</text:p>
      <text:p text:style-name="P15">Cómo le llega la implementación al UseCase? Mediante inyección de dependencias e IoC</text:p>
      <text:h text:style-name="P1" text:outline-level="1">What data cros<text:span text:style-name="T5">s</text:span>es the bo<text:span text:style-name="T5">u</text:span>ndaries?</text:h>
      <text:p text:style-name="P21">… </text:p>
      <text:h text:style-name="P1" text:outline-level="1">Benefits</text:h>
      <text:p text:style-name="P21">…</text:p>
      <text:p text:style-name="P16"><text:span text:style-name="T6">Independientes de Frameworks</text:span>: No tenemos código de Hibernate o Spring mezclado con nuestra lógica de negocio, lo q nos haría tener q tocar un montón de clases si algún día decidimos cambiarlos por algún motivo</text:p>
      <text:p text:style-name="P17"><text:span text:style-name="T6">Testable</text:span>: Fácil meter tests unitarios a cada capa y q estos no dependan de bases de datos, de levantar Web Servers, etc. Acota muy bien los problemas. Los tests son más rápidos porque podríamos ir contra una BBDD en memoria q implementara la interfaz del repositorio. Tendríamos pocos tests de integración que recorrieran todas las capas.</text:p>
      <text:p text:style-name="P19">Independiente de la BBDD: <text:span text:style-name="T7">Reemplazable, podríamos decidir cambiar MySQL por Mongo y q nuestra lógica de negocio no se viera afectada.</text:span></text:p>
      <text:p text:style-name="P20">Independiente de agentes externos: <text:span text:style-name="T7">Mientras cumplan la interfaz, negocio no tiene código suyo entremezclado</text:span></text:p>
      <text:h text:style-name="P1" text:outline-level="1">Benefits</text:h>
      <text:p text:style-name="P18"><text:span text:style-name="T6">Easier to understand</text:span> porque si ves los casos de uso, ya te dicen lo que hace el sistema y porque l<text:span text:style-name="T8">as reglas de negocio están localizables y no desperdigad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9:14:28.860053510</meta:creation-date>
    <meta:generator>LibreOffice/5.1.6.2$Linux_X86_64 LibreOffice_project/10m0$Build-2</meta:generator>
    <dc:date>2018-02-15T20:05:12.076555314</dc:date>
    <meta:editing-duration>PT50M23S</meta:editing-duration>
    <meta:editing-cycles>38</meta:editing-cycles>
    <meta:document-statistic meta:table-count="0" meta:image-count="0" meta:object-count="0" meta:page-count="2" meta:paragraph-count="48" meta:word-count="555" meta:character-count="3359" meta:non-whitespace-character-count="2844"/>
  </office:meta>
</office:document-meta>
</file>